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language="fr" fo:country="FR" style:font-size-asian="20pt" style:font-size-complex="20pt"/>
    </style:style>
    <style:style style:name="P2" style:family="paragraph" style:parent-style-name="Standard">
      <style:text-properties fo:font-size="20pt" fo:language="fr" fo:country="FR" officeooo:rsid="0013adc2" officeooo:paragraph-rsid="0013adc2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2">Sujet </text:span>:Conception et réalisation d’une application de gestion d’une auto-école (cas de l’auto-école Pacifique Béni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19:57:57.929000000</dc:date>
    <meta:editing-duration>PT3H54M10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15" meta:character-count="116" meta:non-whitespace-character-count="102"/>
  </office:meta>
</office:document-meta>
</file>